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+abarreb = a+b</text:p>
      <text:p text:style-name="Standard">abarre a = a</text:p>
      <text:p text:style-name="Standard"/>
      <text:p text:style-name="Standard">jacques.calard@ac-nantes.f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3:41:42.10</meta:creation-date>
    <meta:editing-duration>PT15M57S</meta:editing-duration>
    <meta:editing-cycles>2</meta:editing-cycles>
    <meta:generator>OpenOffice/4.0.0$Win32 OpenOffice.org_project/400m3$Build-9702</meta:generator>
    <meta:document-statistic meta:table-count="0" meta:image-count="0" meta:object-count="0" meta:page-count="1" meta:paragraph-count="3" meta:word-count="9" meta:character-count="55"/>
    <dc:date>2014-04-08T14:12:52.14</dc:date>
  </office:meta>
</office:document-meta>
</file>